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0de2b32"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f4cb76" officeooo:paragraph-rsid="00f4cb76"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style:font-name="Times New Roman" fo:font-size="11pt" fo:font-style="italic" style:text-underline-style="solid" style:text-underline-width="auto" style:text-underline-color="font-color" fo:font-weight="normal" officeooo:rsid="00b08fc2" officeooo:paragraph-rsid="00b08fc2"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fo:break-before="page"/>
      <style:text-properties style:font-name="Times New Roman" fo:font-size="11pt" fo:font-style="italic" style:text-underline-style="none" fo:font-weight="normal" officeooo:rsid="00e2ece2" officeooo:paragraph-rsid="00e2ece2" style:font-size-asian="11pt" style:font-style-asian="italic" style:font-weight-asian="normal" style:font-size-complex="11pt" style:font-style-complex="italic" style:font-weight-complex="normal"/>
    </style:style>
    <style:style style:name="P56" style:family="paragraph" style:parent-style-name="No_20_Spacing" style:list-style-name="WWNum4">
      <style:paragraph-properties fo:text-align="justify" style:justify-single-word="false"/>
      <style:text-properties style:font-name="Times New Roman" fo:font-size="11pt" fo:font-style="italic" style:text-underline-style="none" fo:font-weight="normal" officeooo:rsid="0107c74d" officeooo:paragraph-rsid="0113f3d5" style:font-size-asian="11pt" style:font-style-asian="italic" style:font-weight-asian="normal" style:font-size-complex="11pt" style:font-style-complex="italic" style:font-weight-complex="normal"/>
    </style:style>
    <style:style style:name="P57" style:family="paragraph" style:parent-style-name="No_20_Spacing" style:list-style-name="WWNum3">
      <style:paragraph-properties fo:text-align="justify" style:justify-single-word="false"/>
      <style:text-properties style:font-name="Times New Roman" officeooo:paragraph-rsid="010ed206"/>
    </style:style>
    <style:style style:name="P58" style:family="paragraph" style:parent-style-name="No_20_Spacing" style:list-style-name="WWNum2">
      <style:paragraph-properties fo:text-align="justify" style:justify-single-word="false"/>
      <style:text-properties style:font-name="Times New Roman" officeooo:paragraph-rsid="010ed206"/>
    </style:style>
    <style:style style:name="P59" style:family="paragraph" style:parent-style-name="No_20_Spacing">
      <style:paragraph-properties fo:text-align="justify" style:justify-single-word="false"/>
      <style:text-properties style:font-name="Times New Roman" officeooo:paragraph-rsid="010ed206"/>
    </style:style>
    <style:style style:name="P60" style:family="paragraph" style:parent-style-name="No_20_Spacing">
      <style:paragraph-properties fo:text-align="justify" style:justify-single-word="false"/>
      <style:text-properties style:font-name="Times New Roman" fo:font-weight="bold" officeooo:paragraph-rsid="010ed206" style:font-weight-asian="bold" style:font-weight-complex="bold"/>
    </style:style>
    <style:style style:name="P61" style:family="paragraph" style:parent-style-name="No_20_Spacing">
      <style:paragraph-properties fo:text-align="justify" style:justify-single-word="false"/>
      <style:text-properties fo:color="#ed7d31" style:font-name="Times New Roman" officeooo:paragraph-rsid="010ed206"/>
    </style:style>
    <style:style style:name="P62" style:family="paragraph" style:parent-style-name="No_20_Spacing">
      <style:paragraph-properties fo:text-align="justify" style:justify-single-word="false"/>
      <style:text-properties fo:color="#ed7d31" officeooo:paragraph-rsid="0113f3d5"/>
    </style:style>
    <style:style style:name="P63" style:family="paragraph" style:parent-style-name="No_20_Spacing">
      <style:paragraph-properties fo:text-align="justify" style:justify-single-word="false"/>
      <style:text-properties fo:color="#000000" style:font-name="Times New Roman" officeooo:paragraph-rsid="010ed206"/>
    </style:style>
    <style:style style:name="P64" style:family="paragraph" style:parent-style-name="No_20_Spacing" style:list-style-name="WWNum5">
      <style:paragraph-properties fo:text-align="justify" style:justify-single-word="false"/>
      <style:text-properties fo:color="#000000" style:font-name="Times New Roman" officeooo:paragraph-rsid="010ed206"/>
    </style:style>
    <style:style style:name="P65"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66" style:family="paragraph" style:parent-style-name="No_20_Spacing">
      <style:paragraph-properties fo:text-align="justify" style:justify-single-word="false"/>
      <style:text-properties fo:color="#000000" officeooo:paragraph-rsid="0113f3d5"/>
    </style:style>
    <style:style style:name="P67" style:family="paragraph" style:parent-style-name="No_20_Spacing">
      <style:paragraph-properties fo:text-align="justify" style:justify-single-word="false"/>
      <style:text-properties fo:color="#000000" officeooo:paragraph-rsid="0113f3d5"/>
    </style:style>
    <style:style style:name="P68" style:family="paragraph" style:parent-style-name="No_20_Spacing">
      <style:paragraph-properties fo:text-align="justify" style:justify-single-word="false"/>
      <style:text-properties fo:color="#ffc000" style:font-name="Times New Roman" officeooo:paragraph-rsid="010ed206"/>
    </style:style>
    <style:style style:name="P69" style:family="paragraph" style:parent-style-name="No_20_Spacing">
      <style:paragraph-properties fo:text-align="justify" style:justify-single-word="false"/>
      <style:text-properties fo:color="#ffc000" officeooo:paragraph-rsid="0113f3d5"/>
    </style:style>
    <style:style style:name="P70" style:family="paragraph" style:parent-style-name="No_20_Spacing">
      <style:paragraph-properties fo:text-align="justify" style:justify-single-word="false"/>
      <style:text-properties officeooo:paragraph-rsid="010ed206"/>
    </style:style>
    <style:style style:name="P71" style:family="paragraph" style:parent-style-name="No_20_Spacing" style:list-style-name="WWNum1">
      <style:paragraph-properties fo:text-align="justify" style:justify-single-word="false"/>
      <style:text-properties officeooo:paragraph-rsid="0113f3d5"/>
    </style:style>
    <style:style style:name="P72" style:family="paragraph" style:parent-style-name="No_20_Spacing">
      <style:paragraph-properties fo:text-align="justify" style:justify-single-word="false"/>
      <style:text-properties officeooo:paragraph-rsid="0113f3d5"/>
    </style:style>
    <style:style style:name="P73"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74"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77"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7846" style:font-style-asian="normal" style:font-style-complex="normal"/>
    </style:style>
    <style:style style:name="T55" style:family="text">
      <style:text-properties fo:font-style="normal" officeooo:rsid="00f6e6a2" style:font-style-asian="normal" style:font-style-complex="normal"/>
    </style:style>
    <style:style style:name="T56" style:family="text">
      <style:text-properties fo:font-style="normal" officeooo:rsid="00f7b471"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officeooo:rsid="0102092f" style:font-style-asian="normal" style:font-style-complex="normal"/>
    </style:style>
    <style:style style:name="T64" style:family="text">
      <style:text-properties fo:font-style="normal" officeooo:rsid="0104db64" style:font-style-asian="normal" style:font-style-complex="normal"/>
    </style:style>
    <style:style style:name="T65" style:family="text">
      <style:text-properties fo:font-style="normal" officeooo:rsid="0105d0f1" style:font-style-asian="normal" style:font-style-complex="normal"/>
    </style:style>
    <style:style style:name="T66" style:family="text">
      <style:text-properties fo:font-style="normal" officeooo:rsid="01094251" style:font-style-asian="normal" style:font-style-complex="normal"/>
    </style:style>
    <style:style style:name="T67" style:family="text">
      <style:text-properties fo:font-style="normal" officeooo:rsid="010a0587" style:font-style-asian="normal" style:font-style-complex="normal"/>
    </style:style>
    <style:style style:name="T68" style:family="text">
      <style:text-properties fo:font-style="normal" officeooo:rsid="010ab344" style:font-style-asian="normal" style:font-style-complex="normal"/>
    </style:style>
    <style:style style:name="T69" style:family="text">
      <style:text-properties fo:font-style="normal" officeooo:rsid="010c05a5" style:font-style-asian="normal" style:font-style-complex="normal"/>
    </style:style>
    <style:style style:name="T70" style:family="text">
      <style:text-properties fo:font-style="normal" officeooo:rsid="010d0b7b" style:font-style-asian="normal" style:font-style-complex="normal"/>
    </style:style>
    <style:style style:name="T71" style:family="text">
      <style:text-properties fo:font-style="normal" officeooo:rsid="010dba14"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solid" style:text-underline-width="auto" style:text-underline-color="font-color" officeooo:rsid="00dc9cd3" style:font-style-asian="normal" style:font-style-complex="normal"/>
    </style:style>
    <style:style style:name="T74" style:family="text">
      <style:text-properties fo:font-style="normal" style:text-underline-style="solid" style:text-underline-width="auto" style:text-underline-color="font-color" officeooo:rsid="00e60488" style:font-style-asian="normal" style:font-style-complex="normal"/>
    </style:style>
    <style:style style:name="T75" style:family="text">
      <style:text-properties fo:font-style="normal" style:text-underline-style="solid" style:text-underline-width="auto" style:text-underline-color="font-color" officeooo:rsid="00e74bec"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fo:color="#ed7d31"/>
    </style:style>
    <style:style style:name="T79" style:family="text">
      <style:text-properties fo:color="#ed7d31" officeooo:rsid="01111b65"/>
    </style:style>
    <style:style style:name="T80" style:family="text">
      <style:text-properties fo:color="#000000"/>
    </style:style>
    <style:style style:name="T81" style:family="text">
      <style:text-properties fo:color="#000000" fo:font-weight="bold" style:font-weight-asian="bold" style:font-weight-complex="bold"/>
    </style:style>
    <style:style style:name="T82" style:family="text">
      <style:text-properties fo:color="#000000" officeooo:rsid="01111b65"/>
    </style:style>
    <style:style style:name="T83" style:family="text">
      <style:text-properties fo:color="#000000"/>
    </style:style>
    <style:style style:name="T84" style:family="text">
      <style:text-properties fo:color="#000000" officeooo:rsid="011b97bd"/>
    </style:style>
    <style:style style:name="T85" style:family="text">
      <style:text-properties fo:color="#ffc000"/>
    </style:style>
    <style:style style:name="T86" style:family="text">
      <style:text-properties fo:color="#ffc000" fo:font-style="normal" officeooo:rsid="01094251" style:font-style-asian="normal" style:font-style-complex="normal"/>
    </style:style>
    <style:style style:name="T87" style:family="text">
      <style:text-properties fo:font-weight="bold" style:font-weight-asian="bold" style:font-weight-complex="bold"/>
    </style:style>
    <style:style style:name="T88" style:family="text">
      <style:text-properties officeooo:rsid="0110ad41"/>
    </style:style>
    <style:style style:name="T89" style:family="text">
      <style:text-properties officeooo:rsid="01111b65"/>
    </style:style>
    <style:style style:name="T90" style:family="text">
      <style:text-properties officeooo:rsid="0113f3d5"/>
    </style:style>
    <style:style style:name="T91" style:family="text">
      <style:text-properties officeooo:rsid="0115f2cd"/>
    </style:style>
    <style:style style:name="T92" style:family="text">
      <style:text-properties officeooo:rsid="0117b211"/>
    </style:style>
    <style:style style:name="T93" style:family="text">
      <style:text-properties officeooo:rsid="0117fb9d"/>
    </style:style>
    <style:style style:name="T94" style:family="text">
      <style:text-properties officeooo:rsid="011b15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5"/>
      <text:p text:style-name="P8"><text:span text:style-name="T4">O</text:span><text:span text:style-name="T2">n partira de l’émergence des deux blocs, afin de comprendre :</text:span></text:p>
      <text:list xml:id="list2871047708" text:style-name="L1">
        <text:list-item>
          <text:p text:style-name="P73">Comment les blocs vont vivre ensemble</text:p>
        </text:list-item>
        <text:list-item>
          <text:p text:style-name="P74">Comment la détente va devenir une nouvelle tension</text:p>
        </text:list-item>
        <text:list-item>
          <text:p text:style-name="P77"><text:span text:style-name="T2">Comment </text:span><text:span text:style-name="T5">ces tensions vont amener à la fin du monde bipolaire</text:span></text:p>
        </text:list-item>
      </text:list>
      <text:p text:style-name="P36"/>
      <text:p text:style-name="P36"/>
      <text:p text:style-name="P33"><text:span text:style-name="T5">I. </text:span><text:span text:style-name="T2">Où en est le monde en 1945 ?</text:span></text:p>
      <text:p text:style-name="P49"/>
      <text:p text:style-name="P50"/>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7"/>
      <text:p text:style-name="P51">Contexte géopolitique :</text:p>
      <text:p text:style-name="P38"/>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pour les peuples européens, et la fin de la guerre s’accompagne aussi de la fin du négationnisme, ce qui va entraîner une grande violence psychologique. <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39">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0"/>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1"/>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 <text:line-break/></text:span><text:span text:style-name="T27">Une opposition idéologique va donc se mettre en place avec les USA, qui vont finalement décidé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2"/>
      <text:p text:style-name="P42"/>
      <text:p text:style-name="P52">II. Émergence et réalité d’un monde bipolaire</text:p>
      <text:p text:style-name="P52"/>
      <text:p text:style-name="P52"/>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 <text:line-break/><text:line-break/></text:span><text:span text:style-name="T32">L’ONU est crée suite à la conférence de San Francisco de 1945, </text:span><text:span text:style-name="T33">mais il y a tout d’abord un grand cheminement. </text:span></text:p>
      <text:p text:style-name="P43"/>
      <text:p text:style-name="P53"/>
      <text:p text:style-name="P34"><text:span text:style-name="T33">a. </text:span><text:span text:style-name="T2">Processus de création de l’ONU</text:span></text:p>
      <text:p text:style-name="P54"/>
      <text:p text:style-name="P54"/>
      <text:p text:style-name="P44">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 <text:line-break/><text:line-break/></text:span><text:span text:style-name="T36">Le 1</text:span><text:span text:style-name="T76">er</text:span><text:span text:style-name="T36"> janvier 1942, les pays en guerre contre l’Allemagne vont se réunir à Washington et signer la </text:span><text:span text:style-name="T73">Déclaration des Nations Unies</text:span><text:span text:style-name="T36">. </text:span><text:span text:style-name="T37">Par cette déclaration les États s’engagent à mettre sur place un système de sécurité à travers le monde</text:span></text:p>
      <text:p text:style-name="P45"/>
      <text:p text:style-name="P23"><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 </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55"><text:span text:style-name="T39">E</text:span><text:span text:style-name="T2">n 1944, Roosevelt met à son tour en place la </text:span><text:span text:style-name="T72">Conférence de Dumb</text:span><text:span text:style-name="T75">a</text:span><text:span text:style-name="T72">rton </text:span><text:span text:style-name="T74">Oaks</text:span><text:span text:style-name="T2">, une ville sur la côte est des USA, qui vise à mettre en place des accords et structures juridiques internationales </text:span><text:span text:style-name="T41">via deux conférences, une en septembre 1944 et l’autre en Octobre.</text:span></text:p>
      <text:p text:style-name="P24"><text:span text:style-name="T41">L’</text:span><text:span text:style-name="T2">URSS reste très investi dans ces conférences.</text:span></text:p>
      <text:p text:style-name="P24"><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6"/>
      <text:p text:style-name="P46"/>
      <text:p text:style-name="P25"><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 <text:line-break/></text:span><text:span text:style-name="T46">On convient aussi que le droit de véto ne fonctionne pas pour les </text:span><text:span text:style-name="T47">changement structurel à l’ONU. <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pan text:style-name="T52">Les États pensent que cette organisation va bien fonctionner, avec le Conseil de Sécurité comme un directoire. <text:line-break/></text:span></text:p>
      <text:p text:style-name="P25"><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7"/>
      <text:p text:style-name="P47">L’assemblée générale hors l’admission de nouveaux membres a uniquement un rôle consultatif, elle émet des recommandations, nomme le secrétaire général des Nations Unies sous proposition du conseil de sécurité.</text:p>
      <text:p text:style-name="P26"><text:span text:style-name="T2">Le premier secrétaire est norvégien, c’est un secrétaire général de compromis, ce qui a marqué l’histoire, </text:span><text:span text:style-name="T54">le secrétaire restera donc un représentant neutre </text:span><text:span text:style-name="T55">d’un petit pays, en alternance avec les continents avec les autres grandes organisations, UNESCO, …, sauf le FMI ou la banque mondiale par exemple. </text:span></text:p>
      <text:p text:style-name="P48"/>
      <text:p text:style-name="P27"><text:span text:style-name="T55">L</text:span><text:span text:style-name="T2">e Conseil de sécurité reste l’organe essentiel de l’ONU, il a un rôle exécutif, </text:span><text:span text:style-name="T56">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 <text:line-break/></text:span></text:p>
      <text:p text:style-name="P28"><text:span text:style-name="T62">L</text:span><text:span text:style-name="T2">a Cour Internationale de Justice dont l’objectif sera de gérer les différents entre les États </text:span><text:span text:style-name="T63">et de mettre en place le règlement pacifique des différents et intervient comme un médiateur juridictionnel qui va être au service des États.</text:span></text:p>
      <text:p text:style-name="P75"/>
      <text:p text:style-name="P29"><text:span text:style-name="T63">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9"><text:span text:style-name="T64">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5">Il fait aussi le lien entre les Nations Unies et les autres institutions spécialisées. L’UNESCO y est en partie rattaché car le conseil établit les principes généraux.<text:line-break/></text:span></text:p>
      <text:p text:style-name="P30"><text:span text:style-name="T65">L</text:span><text:span text:style-name="T2">e conseil de tutelle, va être chargé de surveiller et administrer certains territoires. En 1946 il va avoir une importance particulière car il récupère tous les pays sous mandats de la SDN, et tous ceux annexés par le Reich, </text:span><text:soft-page-break/><text:span text:style-name="T2">mais les États peuvent demander à retrouver leurs souverainetés. Ce conseil a comme intérêt de mettre sous tutelle internationale un État. </text:span></text:p>
      <text:p text:style-name="P76"/>
      <text:p text:style-name="P76">Une question va très vite se poser, où implanter le siège de l’organisation des Nations Unies ? </text:p>
      <text:p text:style-name="P31"><text:span text:style-name="T2">Staline lui s’oppose à un siège européen, </text:span><text:span text:style-name="T66">les américains vont donc proposer New York, ce qui sera accepté par l’URSS, on pensait à cette époque les États-Unis allaient redevenir un État neutre car </text:span><text:span text:style-name="T67">isolationniste.<text:line-break/></text:span><text:span text:style-name="T68">Ce choix va profondément marquer les relations internationales. </text:span></text:p>
      <text:p text:style-name="P32"><text:span text:style-name="T68">On va ensuite choisir comme langues officielles l’anglais et le français. </text:span><text:span text:style-name="T69">Tous les travaux doivent donc êtres traduits dans les deux langues. </text:span><text:span text:style-name="T70">Cela s’expliquer par la position du français qui était jusqu’alors considéré comme la langue noble de la diplomatie et de la démocratie. </text:span></text:p>
      <text:p text:style-name="P32"><text:span text:style-name="T66"/></text:p>
      <text:p text:style-name="P80"><text:span text:style-name="T66">b</text:span><text:span text:style-name="T2">) Le début difficile des Nations Unies</text:span></text:p>
      <text:p text:style-name="P32"><text:span text:style-name="T66"/></text:p>
      <text:p text:style-name="P59">Dès le début, les Nations Unies connaissent des difficultés de fonctionnement. </text:p>
      <text:p text:style-name="P59">Le <text:span text:style-name="T88">veto</text:span> bloque l’organisation à de nombreuses reprises surtout que les alliés d’hier, vont se révéler être les ennemis de demain. </text:p>
      <text:p text:style-name="P59"/>
      <text:p text:style-name="P79"><text:span text:style-name="T71">Une des première grandes questions à laquelle va devoir répondre l’ONU est celle de la politique de l’URSS en Azerbaïdjan. La Grande Bretagne et les USA veulent porter plainte contre l’URSS et ils utilisent pour cela l’Iran en proxy </text:span><text:span text:style-name="T66"><text:s/></text:span></text:p>
      <text:p text:style-name="P59"/>
      <text:p text:style-name="P59">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59">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59">Février 1946 : Panama (satellite américain à l’époque) qui propose une résolution pour recommander non-admission de l’Espagne dans les Nations Unies. </text:p>
      <text:p text:style-name="P59">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59">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text:soft-page-break/>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59"/>
      <text:p text:style-name="P59">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59"/>
      <text:p text:style-name="P59"><text:span text:style-name="T77">Question du contrôle de l’énergie atomique dès 1945 </text:span>: il faut contrôler l’énergie atomique étant donné sa violence. </text:p>
      <text:p text:style-name="P59"/>
      <text:p text:style-name="P59">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59">L’Assemblée générale approuve à l’unanimité la création d’une commission de l’énergie atomique : mais beaucoup de désaccords. Les américains proposent de créer une autorité du développement de l’énergie atomique qui devrait contrôler toute la production d’uranium et son utilisation (contrôle absolu de cette Autorité). Rapport Lilienthal : à la base de la proposition américaine de contrôle. </text:p>
      <text:p text:style-name="P59">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59"/>
      <text:p text:style-name="P59">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59"/>
      <text:p text:style-name="P59">On sent dès le début des NU que la tension monte entre les deux grands et que la guerre froide arrive et sera particulièrement présente dans l’Organisation car elle est la conférence permanente dans laquelle <text:soft-page-break/>l’URSS et les EU sont confrontés diplomatiquement et directement : incapacité d’action partielle des NU au niveau international. Les EU et l’URSS bloqueront ou se bloqueront mutuellement. </text:p>
      <text:p text:style-name="P59"/>
      <text:p text:style-name="P59">Le droit de <text:span text:style-name="T89">veto</text:span> devient très vite dans le cadre de la guerre froide un outil empêchant la décision au sein des NU. </text:p>
      <text:list xml:id="list3207406321" text:style-name="WWNum3">
        <text:list-header>
          <text:p text:style-name="P57"><text:span text:style-name="T78"/></text:p>
        </text:list-header>
      </text:list>
      <text:p text:style-name="P59"><text:span text:style-name="T82">I. </text:span><text:span text:style-name="T80">Les autres Conférences d’après-guerre</text:span><text:span text:style-name="T78"> </text:span></text:p>
      <text:p text:style-name="P61"/>
      <text:p text:style-name="P59"><text:span text:style-name="T80">Ces Conférences vont beaucoup traiter des réparations de l’Allemagne vaincue. </text:span></text:p>
      <text:p text:style-name="P59"><text:span text:style-name="T80">Les deux grandes : Yalta et Potsdam. Puis mise en place d traités de paix après la SGM. </text:span></text:p>
      <text:p text:style-name="P63"/>
      <text:list xml:id="list3568300918" text:style-name="WWNum5">
        <text:list-item>
          <text:p text:style-name="P64">Conférence de Yalta </text:p>
        </text:list-item>
      </text:list>
      <text:p text:style-name="P68"/>
      <text:p text:style-name="P59"><text:span text:style-name="T80">Février 1945 : conférence de Yalta. </text:span></text:p>
      <text:p text:style-name="P59"><text:span text:style-name="T80">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span></text:p>
      <text:p text:style-name="P63"/>
      <text:p text:style-name="P59"><text:span text:style-name="T80">On décide que l’Allemagne sera divisée en 3. </text:span></text:p>
      <text:p text:style-name="P59"><text:span text:style-name="T80">Churchill veut faire une place à la France car il a peur de se retrouver seul : il sent le changement d’équilibre arriver et sait donc que la Vieille Europe va devoir faire front. Il fait fi des anciennes rivalités qui existaient entre la Grande-Bretagne et la France. </text:span></text:p>
      <text:p text:style-name="P59"><text:span text:style-name="T80">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span></text:p>
      <text:p text:style-name="P63"/>
      <text:p text:style-name="P59"><text:span text:style-name="T80">Gros risque pour la France d’être considéré comme les vaincus et des collaborateurs notamment à cause du régime de Vichy. </text:span></text:p>
      <text:p text:style-name="P63"/>
      <text:p text:style-name="P59"><text:span text:style-name="T80">Cas de la Pologne : le territoire a été totalement annexé par le Reich car il considérait que ce territoire faisait partie du Reich car il appartenait à la Prusse (Silésie). </text:span></text:p>
      <text:p text:style-name="P63"/>
      <text:p text:style-name="P59"><text:span text:style-name="T80">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span></text:p>
      <text:p text:style-name="P59"/>
      <text:list xml:id="list121457806002306" text:continue-numbering="true" text:style-name="WWNum5">
        <text:list-item>
          <text:p text:style-name="P64">Conférence de Postdam (17 juillet-2 aout 1945)</text:p>
        </text:list-item>
      </text:list>
      <text:p text:style-name="P59"/>
      <text:p text:style-name="P59">La conférence a lieu dans un contexte plus tendu. Les alliés sont inquiets face au comportement des soviétiques. </text:p>
      <text:p text:style-name="P59"><text:soft-page-break/>Février 1945 : ils ont libéré la Roumanie et y installent un gouvernement communiste dit « homogène » mais cette libération se fait aux profits d’un gouvernement soviétique arrivé au pouvoir via l’aide de l’URSS : non-respect de la déclaration. </text:p>
      <text:p text:style-name="P59"/>
      <text:p text:style-name="P59">Ruée des soviétiques sur les bastions nazis. </text:p>
      <text:p text:style-name="P59">Les alliés vont faire la course à celui qui arrivera le premier à conquérir les bastions restants des nazis : on est en quête des trésors de guerre allemand, ils ont beaucoup pillé notamment des œuvres d’art. </text:p>
      <text:p text:style-name="P59"><text:span text:style-name="T87"><text:s/></text:span></text:p>
      <text:p text:style-name="P59"><text:span text:style-name="T87">Conférence du changement d’équilibre </text:span></text:p>
      <text:p text:style-name="P59">Changements liés aux américains avec la mort de Roosevelt qui avait une bonne capacité de communication avec Roosevelt. Churchill n’est pas reconduit aux élections : Clément Attlee. </text:p>
      <text:p text:style-name="P59">Truman a une approche totalement différente de Roosevelt d’un point de vue post-guerre mondiale. Il est beaucoup plus méfiant des soviétiques. </text:p>
      <text:p text:style-name="P59">Nouvelle donnée de configuration pour les relations entre les trois grands. </text:p>
      <text:p text:style-name="P59"/>
      <text:p text:style-name="P59">Montée de la méfiance entre l’URSS et les EU et entre la GB et l’URSS. </text:p>
      <text:p text:style-name="P60"/>
      <text:p text:style-name="P59"><text:span text:style-name="T87">On décide matériellement des répartitions territoriales : </text:span></text:p>
      <text:p text:style-name="P59"><text:span text:style-name="T80">On va décider que la Pologne sera dirigée par un nouveau gouvernement : </text:span></text:p>
      <text:list xml:id="list860915637" text:style-name="WWNum2">
        <text:list-item>
          <text:p text:style-name="P58"><text:span text:style-name="T80">Gouvernement libéral avant la guerre : il s’était réfugié à Londres pour installer un gouvernement provisoire. </text:span></text:p>
        </text:list-item>
        <text:list-item>
          <text:p text:style-name="P58"><text:span text:style-name="T80">Résistance nationale communiste : communauté de Lublin qui va réussir avec le soutien de Staline à obtenir le fait de devenir le gouvernement au pouvoir après la guerre. <text:s/></text:span></text:p>
        </text:list-item>
        <text:list-item>
          <text:p text:style-name="P58"><text:span text:style-name="T80">Réparation territoriale : 78 000 km2 de perdu pour la Pologne aux profits de l’URSS. </text:span></text:p>
        </text:list-item>
      </text:list>
      <text:p text:style-name="P63"/>
      <text:p text:style-name="P59"><text:span text:style-name="T80">On profite de l’après-guerre pour faire une répartition territoriale pour venger ce qui s’est passé dans le passé (Traité de Versailles). On ne prend pas trop en compte les populations sur le territoire : mouvements de populations, allemands expulsés (plus de 2 millions). </text:span></text:p>
      <text:p text:style-name="P59"><text:span text:style-name="T80">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span></text:p>
      <text:p text:style-name="P63"/>
      <text:p text:style-name="P59"><text:span text:style-name="T81">On envisage des solutions pour l’Autriche. </text:span></text:p>
      <text:p text:style-name="P59"><text:span text:style-name="T80">Discuter autour de sa neutralité. </text:span></text:p>
      <text:p text:style-name="P63"/>
      <text:p text:style-name="P59"><text:span text:style-name="T81">On discute beaucoup des territoires européens mais peu de véritables décisions concrètes. </text:span></text:p>
      <text:p text:style-name="P59"/>
      <text:p text:style-name="P59"><text:span text:style-name="T87">A Yalta on parle également d’autre territoires que les territoires européens. </text:span></text:p>
      <text:p text:style-name="P59">La position américaine change sur la partie asiatique. Les américains prennent des positions sur le futur conflit coréen : course territoriale qui entrainera la guerre de Corée qui fut l’un des grands évènements de la guerre froide.</text:p>
      <text:p text:style-name="P59"/>
      <text:p text:style-name="P59"><text:span text:style-name="T87">On envisage les traités de Paris : 1 conférence, 5 traités de paix</text:span>. </text:p>
      <text:p text:style-name="P59"><text:soft-page-break/>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59">Cette conférence est annoncée à l’issue de la conférence de Postdam. </text:p>
      <text:p text:style-name="P59"/>
      <text:p text:style-name="P59"/>
      <text:p text:style-name="P59">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59"/>
      <text:p text:style-name="P59">21 pays vont participer : ceux que l’on considère comme vainqueurs de l’Allemagne mais avec un poids différencié par rapport aux efforts qu’ils ont fait. </text:p>
      <text:p text:style-name="P59"/>
      <text:p text:style-name="P59">5 traités car on traite les 5 pays dits satellites de l’Allemagne : ceux qui ont contribués à l’effort de guerre allemand. Italie, Roumanie, Bulgarie, Finlande, Hongrie. </text:p>
      <text:p text:style-name="P59"/>
      <text:p text:style-name="P59"><text:span text:style-name="T87">Question de l’Italie :</text:span> un des alliés principaux de l’Allemagne. Qua fait-on des colonies italiennes ? La Lybie, l’Érythrée, <text:s/></text:p>
      <text:p text:style-name="P59"/>
      <text:p text:style-name="P59">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59">1948 : les alliés proposent que Triest revienne aux mains de l’Italie. </text:p>
      <text:p text:style-name="P59">Les yougoslaves et soviétique refusent si bien que le statu quo est conservé sur le territoire de Triest. </text:p>
      <text:p text:style-name="P59">Question des réparations : remboursements monétaires prélevés sur l’Italie. </text:p>
      <text:p text:style-name="P59">Très peu des réparations prévues seront réellement prélevées. </text:p>
      <text:p text:style-name="P59"/>
      <text:p text:style-name="P59"><text:span text:style-name="T87">La question de la Roumanie. </text:span></text:p>
      <text:p text:style-name="P59">Perte de plusieurs régions au profit de l’URSS mais récupère la Transylvanie qui appartenait à la Hongrie. Les romains sont plutôt protégés par les soviétiques qui vont placer le pays sur leur coupe. </text:p>
      <text:p text:style-name="P59"/>
      <text:p text:style-name="P59"><text:span text:style-name="T87">La Hongrie </text:span></text:p>
      <text:p text:style-name="P59">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59">Réparations prévues mais jamais payés car ils n’ont pas les moyens.</text:p>
      <text:p text:style-name="P59"/>
      <text:p text:style-name="P59"><text:span text:style-name="T87">La Finlande </text:span></text:p>
      <text:p text:style-name="P59">Grosse participation à l’effort de guerre allemand. Les soviétiques ont des exigences en matière de réparations : les plus lourdes réparations et un des rare pays qui avait les moyens. La Finlande perd une <text:soft-page-break/>partie de territoire importante : les soviétiques annexent 44 000 km2 de territoires soumis à des contestations entre les deux pays. </text:p>
      <text:p text:style-name="P59"/>
      <text:p text:style-name="P59">10 février 1947 : les 5 traités de paix de Paris sont officiellement signés. </text:p>
      <text:p text:style-name="P59"/>
      <text:p text:style-name="P59">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59"/>
      <text:p text:style-name="P59">Question du démembrement de l’Allemagne : Staline ne va plus y être favorable (voulait <text:span text:style-name="T89">sûrement</text:span> garder la main sur le territoire). </text:p>
      <text:p text:style-name="P59">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59">La mise en place de la CECA va permettre de rapprocher l’Allemagne et la France au niveau de ces régions industrielles. </text:p>
      <text:p text:style-name="P59"/>
      <text:p text:style-name="P59">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59"/>
      <text:p text:style-name="P59">Les économies occidentales migrent vers des économies de marché : les territoires et zones prennent des directions tant politiques qu’économiques radicalement différentes. Difficultés pour s’entendre de ce fait. </text:p>
      <text:p text:style-name="P59"/>
      <text:p text:style-name="P59">L’Organisation tripartie est frappée d’impuissance pour prendre des décisions. La dernière sera sur la mise en place du premier tribunal international ad hoc : tribunal de Nuremberg. Il va être mis en place pour juger les criminels de guerre nazis. </text:p>
      <text:p text:style-name="P59">L’Allemagne est en train de devenir le point essentiel des relations internationales de l’époque. Pendant toute la période de la guerre froide, chaque crise se traduira dans la situation allemande et plus précisément berlinoise. </text:p>
      <text:p text:style-name="P59"/>
      <text:p text:style-name="P59">Autriche pas d’accord. Les soviétiques veulent mettre l’Autriche à terre. </text:p>
      <text:p text:style-name="P59">Japon : mésententes entre les américains et les soviétiques. <text:s/></text:p>
      <text:p text:style-name="P59"><text:soft-page-break/></text:p>
      <text:p text:style-name="P59">1946 : la situation est tendue entre les alliés. Ils se font de moins en moins confiance. Propension d’expansion territoriale des soviétiques. La situation se tend de plus en plus. </text:p>
      <text:p text:style-name="P59"/>
      <text:p text:style-name="P59">En 1946 : Churchill qui s’est retiré des affaires, fait des conférences. A Fulton aux États-Unis, il expose sa vision du monde et parle pour la première fois du rideau de fer qui est en train de tomber sur l’Europe. </text:p>
      <text:p text:style-name="P59"/>
      <text:p text:style-name="P59">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59">Quelques mois après les négociations seront rompus : approche conflictuelle. <text:bookmark text:name="_GoBack"/></text:p>
      <text:p text:style-name="P70"><text:span text:style-name="T81"/></text:p>
      <text:p text:style-name="P65"/>
      <text:p text:style-name="P66"><text:span text:style-name="T90">III. </text:span>La situation au Proche, Moyen et Extrême Orient</text:p>
      <text:p text:style-name="P72"/>
      <text:p text:style-name="P72">-Conséquences de la guerre à travers des pays qui sont pour la plupart d’anciennes colonies. </text:p>
      <text:p text:style-name="P72">-L’engagement chinois en japonais en extrême orient </text:p>
      <text:p text:style-name="P72"/>
      <text:p text:style-name="P72"><text:span text:style-name="T77">Le proche et Moyen-Orient </text:span></text:p>
      <text:p text:style-name="P72">La région est marquée par la présence et l’influence des français et britanniques. Le retour à la paix est marqué par la création de mouvements indépendantistes, régionalistes et idéologiques notamment via un mouvement : La <text:span text:style-name="T87">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text:soft-page-break/>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 </text:p>
      <text:p text:style-name="P72"><text:span text:style-name="T87">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72"><text:span text:style-name="T87">L’Irak </text:span>: sous domination britannique. Elle souhaite plus d’indépendance, les britanniques essaient de mettre en place un traité d’indépendance qui conserve leurs intérêts. Les <text:span text:style-name="T92">irakiens</text:span> vont refuser ce traité d’indépendance et rejeter définitivement l’influence britannique. </text:p>
      <text:p text:style-name="P72"><text:span text:style-name="T87">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72"><text:span text:style-name="T87">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91">apparaître</text:span> dans le cadre de ces évacuations. Les soviétiques maintiennent leurs positions et soutiennent des mouvements autonomistes ou séparatistes dans certaines régions iraniennes : Azerbaïdjan et du Kurdistan. </text:p>
      <text:p text:style-name="P72">Grâce à l’intervention britannique et américaine à la demande du <text:span text:style-name="T91">C</text:span>hah, l’Iran va réussir à négocier le retrait des soviétiques qui obtiendront néanmoins des concessions pétrolières. La situation se stabilise ainsi en Iran pour quelques années : c’est un régime favorable aux puissances occidentales. </text:p>
      <text:p text:style-name="P72"><text:span text:style-name="T87">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72"><text:span text:style-name="T87">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72"><text:soft-page-break/>1947 : la Grèce devient un état ou les soviétiques et britanniques son limité prêt à s’affronter : les américains s’en mêlent.</text:p>
      <text:p text:style-name="P72"/>
      <text:p text:style-name="P72"><text:span text:style-name="T87">Extrême Orient </text:span></text:p>
      <text:p text:style-name="P72"><text:span text:style-name="T87">Le Japon </text:span>a grandement soutenu l’effort de guerre allemand. Il a investi de nombreux pays voisins territorialement. Le Japon est le seul pays à <text:span text:style-name="T92">connaître</text:span> l’utilisation de la bombe nucléaire, évènement ayant définitivement marqué l’histoire japonaise et celle de l’humanité. </text:p>
      <text:p text:style-name="P72">Capitulation en 1945 signée par l’Empereur Hirohito. Les Japonais occupaient une influence essentielle dans la région, or effondrement du Japon modifie l’ordre régional. Les américains contrôlent militairement le Japon sous le commandement du Général M<text:span text:style-name="T93">acA</text:span>rthur : gagnant de la guerre du pacifique. Il met en place des réformes visant à la démocratisation du Japon et visant à faire <text:span text:style-name="T93">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93">A</text:span>rthur va gérer le territoire de manière quasiment dictatoriale. Les soviétiques demandent leur part du japon. Mac<text:span text:style-name="T93">A</text:span>rthur fait valoir le fait que les Alliés n’ont servi à rien au Japon. A Yalta, la <text:span text:style-name="T93">Mandchourie</text:span> est restituée à la Chine (grande région industrielle) et l’île Formose (Taïwan) est également restituée à la Chine. </text:p>
      <text:p text:style-name="P72">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72">Dans la zone Sud asiatique, de nombreux changements s’opèrent notamment dans les années 50 : tensions autour de l’influence américaine, lutter contre l’influence du communisme chinoise. </text:p>
      <text:p text:style-name="P72"/>
      <text:p text:style-name="P72"><text:span text:style-name="T87">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72"/>
      <text:p text:style-name="P72"><text:soft-page-break/>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72"/>
      <text:p text:style-name="P66">La formation des blocs, le début de la guerre froide </text:p>
      <text:p text:style-name="P62"/>
      <text:p text:style-name="P72"><text:span text:style-name="T80">1947 : La Guerre froide débute. Cela change profondément la face du monde qui tombe dans une idéologie dualiste. Modification profonde des données géostratégiques. </text:span></text:p>
      <text:p text:style-name="P66"/>
      <text:p text:style-name="P72"><text:span text:style-name="T80">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span></text:p>
      <text:p text:style-name="P66"/>
      <text:p text:style-name="P72"><text:span text:style-name="T84">À</text:span><text:span text:style-name="T80"> partir de 1947 : émergence des blocs. </text:span></text:p>
      <text:p text:style-name="P66"/>
      <text:p text:style-name="P66"><text:span text:style-name="T94">A. </text:span>La naissance des deux blocs </text:p>
      <text:p text:style-name="P69"/>
      <text:p text:style-name="P72"><text:span text:style-name="T80">1947 : les problèmes se multiplient dans le Monde. </text:span></text:p>
      <text:list xml:id="list1342557833" text:style-name="WWNum1">
        <text:list-item>
          <text:p text:style-name="P71"><text:span text:style-name="T80">Guerre d’Indochine en Asie qui se transforme en guerre idéologique avec les communistes. </text:span></text:p>
        </text:list-item>
        <text:list-item>
          <text:p text:style-name="P71"><text:span text:style-name="T80">Situation coréenne qui se cristallise en un pays divisé en deux pays ayant une idéologie opposée. </text:span></text:p>
        </text:list-item>
        <text:list-item>
          <text:p text:style-name="P71"><text:span text:style-name="T80">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vont agir comme les leaders du Monde libre opposés aux soviétiques. C’est ce que l’on considère comme le début de la doctrine Truman et la rupture de la politique américaine avec l’isolationnisme. </text:span></text:p>
        </text:list-item>
      </text:list>
      <text:p text:style-name="P66"/>
      <text:p text:style-name="P72"><text:span text:style-name="T81">Doctrine Truman</text:span><text:span text:style-name="T80"> : </text:span></text:p>
      <text:list xml:id="list121457842172254" text:continue-numbering="true" text:style-name="WWNum1">
        <text:list-item>
          <text:p text:style-name="P71"><text:span text:style-name="T80">Maintenir la paix </text:span></text:p>
        </text:list-item>
        <text:list-item>
          <text:p text:style-name="P71"><text:span text:style-name="T80">Diffuser la prospérité </text:span></text:p>
        </text:list-item>
        <text:list-item>
          <text:p text:style-name="P71"><text:span text:style-name="T80">Étendre le modèle américain </text:span></text:p>
        </text:list-item>
      </text:list>
      <text:p text:style-name="P66"/>
      <text:p text:style-name="P72"><text:soft-page-break/><text:span text:style-name="T80">1947 : Conférence de Moscou qui devait trouver une solution pour l’Allemagne et l’Autriche mais Staline crie au scandale avec le discours de Truman. </text:span></text:p>
      <text:p text:style-name="P66"/>
      <text:p text:style-name="P72"><text:span text:style-name="T80">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 </text:span></text:p>
      <text:p text:style-name="P72"><text:span text:style-name="T80">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les états et piloter les PC locaux pour uniformiser leur idéologie avec la politique d Moscou. Pour lutter contre le Plan Marshall : lancement de grèves insurrectionnelles en France ou en Italie par les PC. </text:span></text:p>
      <text:p text:style-name="P66"/>
      <text:p text:style-name="P72"><text:span text:style-name="T80">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span></text:p>
      <text:p text:style-name="P69"/>
      <text:list xml:id="list1355213212" text:style-name="WWNum4">
        <text:list-item>
          <text:p text:style-name="P56"><text:span text:style-name="T86">Une Europe divisé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3-07T12:14:34.469282327</dc:date>
    <meta:editing-duration>PT6H16M18S</meta:editing-duration>
    <meta:editing-cycles>270</meta:editing-cycles>
    <meta:document-statistic meta:table-count="0" meta:image-count="0" meta:object-count="0" meta:page-count="14" meta:paragraph-count="169" meta:word-count="7035" meta:character-count="44263" meta:non-whitespace-character-count="37247"/>
  </office:meta>
</office:document-meta>
</file>